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51315" calcext:value-type="float">
            <text:p>151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2307" calcext:value-type="float">
            <text:p>202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7392" calcext:value-type="float">
            <text:p>37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205863" calcext:value-type="float">
            <text:p>205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4875" calcext:value-type="float">
            <text:p>34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202505" calcext:value-type="float">
            <text:p>2025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70713" calcext:value-type="float">
            <text:p>707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155078" calcext:value-type="float">
            <text:p>1550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25833" calcext:value-type="float">
            <text:p>1258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26512" calcext:value-type="float">
            <text:p>126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207499" calcext:value-type="float">
            <text:p>207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112238" calcext:value-type="float">
            <text:p>1122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219622" calcext:value-type="float">
            <text:p>2196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00898" calcext:value-type="float">
            <text:p>200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float" office:value="123737" calcext:value-type="float">
            <text:p>1237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57197" calcext:value-type="float">
            <text:p>571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93188" calcext:value-type="float">
            <text:p>931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120653" calcext:value-type="float">
            <text:p>1206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203819" calcext:value-type="float">
            <text:p>2038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203742" calcext:value-type="float">
            <text:p>2037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float" office:value="140167" calcext:value-type="float">
            <text:p>1401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119557" calcext:value-type="float">
            <text:p>1195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114533" calcext:value-type="float">
            <text:p>1145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float" office:value="203819" calcext:value-type="float">
            <text:p>2038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office:value-type="float" office:value="128107" calcext:value-type="float">
            <text:p>1281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152513" calcext:value-type="float">
            <text:p>1525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204184" calcext:value-type="float">
            <text:p>2041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float" office:value="206302" calcext:value-type="float">
            <text:p>206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office:value-type="float" office:value="93638" calcext:value-type="float">
            <text:p>93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42988" calcext:value-type="float">
            <text:p>429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203750" calcext:value-type="float">
            <text:p>2037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203007" calcext:value-type="float">
            <text:p>203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39690" calcext:value-type="float">
            <text:p>396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office:value-type="float" office:value="158114" calcext:value-type="float">
            <text:p>1581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103681" calcext:value-type="float">
            <text:p>1036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39910" calcext:value-type="float">
            <text:p>399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39910" calcext:value-type="float">
            <text:p>399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39690" calcext:value-type="float">
            <text:p>396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184109" calcext:value-type="float">
            <text:p>184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155083" calcext:value-type="float">
            <text:p>1550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float" office:value="196321" calcext:value-type="float">
            <text:p>1963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39690" calcext:value-type="float">
            <text:p>396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float" office:value="41062" calcext:value-type="float">
            <text:p>410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39910" calcext:value-type="float">
            <text:p>399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office:value-type="float" office:value="118221" calcext:value-type="float">
            <text:p>118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" meta:object-count="0"/>
    <meta:generator>LibreOffice/5.1.6.2$Linux_X86_64 LibreOffice_project/10m0$Build-2</meta:generator>
  </office:meta>
</office:document-meta>
</file>